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6" table:default-cell-style-name="ce2"/>
        <table:table-row table:style-name="ro1">
          <table:table-cell office:value-type="string" calcext:value-type="string">
            <text:p>address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i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_rul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tegori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bination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uration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s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tent_management_syste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ntri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ci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ustomer_messag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ustomer_thread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mer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ustomization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i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loye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up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es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_typ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uag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ufactur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sag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carri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detail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_histori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_invoic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_paym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slip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stat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ce_ranges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duct_customization_field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duct_feature_valu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duct_featur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duct_option_valu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duct_option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oduct_suppli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_group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_url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ecific_price_rul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pecific_pric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ock_availabl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ock_movement_reason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tock_movement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ier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pply_order_detail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pply_order_histories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pply_order_receipt_histori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upply_order_stat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ly_order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x_rule_group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_rul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es 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ranslated_configurations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rehouse_product_locations 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warehous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_rang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nes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46:30.528516333</meta:creation-date>
    <dc:date>2020-04-05T15:04:06.833069970</dc:date>
    <meta:editing-duration>P6DT22H7M26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